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0b13bd" officeooo:paragraph-rsid="000b13b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text-properties fo:background-color="#00cc33"/>
    </style:style>
    <style:style style:name="P7" style:family="paragraph" style:parent-style-name="Text_20_body">
      <style:text-properties fo:background-color="#00cc33"/>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text-properties fo:background-color="#00cccc"/>
    </style:style>
    <style:style style:name="P14" style:family="paragraph" style:parent-style-name="Text_20_body" style:list-style-name="L3">
      <style:paragraph-properties fo:margin-top="0in" fo:margin-bottom="0in" loext:contextual-spacing="false"/>
      <style:text-properties fo:background-color="#00cccc"/>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text-properties fo:background-color="#00cc33"/>
    </style:style>
    <style:style style:name="P19" style:family="paragraph" style:parent-style-name="Text_20_body" style:list-style-name="L9">
      <style:paragraph-properties fo:margin-top="0in" fo:margin-bottom="0in" loext:contextual-spacing="false"/>
      <style:text-properties fo:background-color="#00cc33"/>
    </style:style>
    <style:style style:name="P20" style:family="paragraph" style:parent-style-name="Text_20_body" style:list-style-name="L6">
      <style:paragraph-properties fo:margin-top="0in" fo:margin-bottom="0in" loext:contextual-spacing="false"/>
    </style:style>
    <style:style style:name="P21" style:family="paragraph" style:parent-style-name="Text_20_body" style:list-style-name="L7">
      <style:paragraph-properties fo:margin-top="0in" fo:margin-bottom="0in" loext:contextual-spacing="false"/>
    </style:style>
    <style:style style:name="P22" style:family="paragraph" style:parent-style-name="Text_20_body" style:list-style-name="L8">
      <style:paragraph-properties fo:margin-top="0in" fo:margin-bottom="0in" loext:contextual-spacing="false"/>
    </style:style>
    <style:style style:name="P23" style:family="paragraph" style:parent-style-name="Text_20_body" style:list-style-name="L9">
      <style:paragraph-properties fo:margin-top="0in" fo:margin-bottom="0in" loext:contextual-spacing="false"/>
    </style:style>
    <style:style style:name="P24" style:family="paragraph" style:parent-style-name="Heading_20_3">
      <style:text-properties fo:background-color="#00cc33"/>
    </style:style>
    <style:style style:name="T1" style:family="text">
      <style:text-properties fo:background-color="#00cccc" loext:char-shading-value="0"/>
    </style:style>
    <style:style style:name="T2" style:family="text">
      <style:text-properties officeooo:rsid="0007bae6"/>
    </style:style>
    <style:style style:name="T3" style:family="text">
      <style:text-properties fo:background-color="#00cc00" loext:char-shading-value="0"/>
    </style:style>
    <style:style style:name="T4" style:family="text">
      <style:text-properties fo:background-color="#00cc33" loext:char-shading-value="0"/>
    </style:style>
    <style:style style:name="T5" style:family="text">
      <style:text-properties fo:background-color="#00cc33"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Kar je <text:span text:style-name="T1">obarvano</text:span> je narejeno.</text:h>
      <text:h text:style-name="Heading_20_3" text:outline-level="3"/>
      <text:h text:style-name="Heading_20_3" text:outline-level="3">Spletni vmesnik vloge <text:span text:style-name="Source_20_Text">Administrator</text:span></text:h>
      <text:p text:style-name="Text_20_body">Vmesnik naj omogoča:</text:p>
      <text:list xml:id="list4834226641743159456" text:style-name="L1">
        <text:list-item>
          <text:p text:style-name="P11">Prijavo in odjavo. Dostop je dovoljen le odjemalcem, ki se overijo s pomočjo certifikatov X.509; </text:p>
        </text:list-item>
        <text:list-item>
          <text:p text:style-name="P11">Posodobitev lastnega gesla in ostalih atributov; </text:p>
        </text:list-item>
        <text:list-item>
          <text:p text:style-name="P2">Ustvarjanje, <text:span text:style-name="T1">aktiviranje</text:span> in <text:span text:style-name="T1">deaktiviranje</text:span> uporabniškega računa <text:span text:style-name="Source_20_Text">Prodajalec</text:span> ter posodobitev njegovih atributov. </text:p>
        </text:list-item>
      </text:list>
      <text:p text:style-name="Text_20_body"><text:bookmark text:name="yui_3_17_2_1_1514382041136_112"/>V vlogi administratorja imate lahko zgolj enega uporabnika, ki ga lahko kreirate ročno, denimo z uporabo določene skripte, vmesnika phpmyadmin in podobno.</text:p>
      <text:h text:style-name="Heading_20_3" text:outline-level="3">Spletni vmesnik vloge <text:span text:style-name="Source_20_Text">Prodajalec</text:span></text:h>
      <text:p text:style-name="Text_20_body">Vmesnik naj omogoča:</text:p>
      <text:list xml:id="list7875029041905865823" text:style-name="L2">
        <text:list-item>
          <text:p text:style-name="P12"><text:bookmark text:name="yui_3_17_2_1_1514382041136_104"/>Prijavo in odjavo. Dostop je dovoljen le odjemalcem, ki se overijo s pomočjo certifikatov X.509; </text:p>
        </text:list-item>
        <text:list-item>
          <text:p text:style-name="P12">Posodobitev lastnega gesla in ostalih atributov; </text:p>
        </text:list-item>
        <text:list-item>
          <text:p text:style-name="P12"><text:bookmark text:name="yui_3_17_2_1_1514382041136_111"/>Obdelavo naročil. Slednje obsega: </text:p>
          <text:list>
            <text:list-item>
              <text:p text:style-name="P12"><text:bookmark text:name="yui_3_17_2_1_1514382041136_110"/><text:span text:style-name="T1">Pregled še neobdelanih naročil in njihovih postavk. Posamezno naročilo se prodajalcu prikaže šele, ko </text:span><text:span text:style-name="Source_20_Text"><text:span text:style-name="T1">Stranka</text:span></text:span><text:span text:style-name="T1"> z nakupom zaključi; </text:span></text:p>
            </text:list-item>
            <text:list-item>
              <text:p text:style-name="P12"><text:bookmark text:name="yui_3_17_2_1_1514382041136_109"/><text:span text:style-name="T1">Potrjevanje ali preklic oddanih naročil;</text:span> </text:p>
            </text:list-item>
            <text:list-item>
              <text:p text:style-name="P13">Ogled zgodovine potrjenih naročil in možnost storniranja potrjenih naročil. </text:p>
            </text:list-item>
          </text:list>
        </text:list-item>
        <text:list-item>
          <text:p text:style-name="P12">Ustvarjanje, aktiviranje in deaktiviranje artiklov in posodabljanje njihovih atributov. Pri obravnavi artiklov lahko upravljanje z zalogami izpustite. Z drugimi besedami -- v aplikaciji lahko vedno predpostavite, da je na zalogi dovolj artiklov; </text:p>
        </text:list-item>
        <text:list-item>
          <text:p text:style-name="P3"><text:bookmark text:name="yui_3_17_2_1_1514382041136_103"/>Ustvarjanje, <text:span text:style-name="T1">aktiviranje</text:span> in <text:span text:style-name="T1">deaktiviranje</text:span> uporabniških računov tipa <text:span text:style-name="Source_20_Text">Stranka</text:span> in posodabljanje njegovih atributov. </text:p>
        </text:list-item>
      </text:list>
      <text:h text:style-name="Heading_20_3" text:outline-level="3">Spletni vmesnik vloge <text:span text:style-name="Source_20_Text">Stranka</text:span></text:h>
      <text:p text:style-name="Text_20_body">Vmesnik naj omogoča:</text:p>
      <text:list xml:id="list8382479345940465095" text:style-name="L3">
        <text:list-item>
          <text:p text:style-name="P15"><text:bookmark text:name="yui_3_17_2_1_1514382041136_116"/>Prijavo in odjavo; </text:p>
        </text:list-item>
        <text:list-item>
          <text:p text:style-name="P15">Posodobitev lastnega gesla in ostalih atributov; </text:p>
        </text:list-item>
        <text:list-item>
          <text:p text:style-name="P15"><text:bookmark text:name="yui_3_17_2_1_1514382041136_115"/>Nakupovanje. To naj bo sestavljeno iz: </text:p>
          <text:list>
            <text:list-item>
              <text:p text:style-name="P15"><text:bookmark text:name="yui_3_17_2_1_1514382041136_114"/>Pregledovanja artiklov trgovine; </text:p>
            </text:list-item>
            <text:list-item>
              <text:p text:style-name="P14"><text:bookmark text:name="yui_3_17_2_1_1514382041136_113"/>Dodajanja in odstranjevanja artiklov v košarico ter spreminjanja količine v košarici; <text:s/><text:span text:style-name="T2">NAREJENO SAMO ZA PRIJAVLJENE USERJE – DRUGO GRE V SEJO</text:span></text:p>
            </text:list-item>
            <text:list-item>
              <text:p text:style-name="P15"><text:soft-page-break/><text:span text:style-name="T1">Zaključka nakupa. Tu se naj stranki prikaže povzetek kupljenih izdelkov s predračunom. Ko stranka naročilo potrdi, se to doda v čakalno vrsto neobdelanih naročil, kjer ga lahko v obravnavo prevzame </text:span><text:span text:style-name="Source_20_Text"><text:span text:style-name="T1">Prodajalec</text:span></text:span><text:span text:style-name="T1">. </text:span></text:p>
            </text:list-item>
          </text:list>
        </text:list-item>
        <text:list-item>
          <text:p text:style-name="P14">Dostop do seznama preteklih nakupov. Uporabnik lahko vidi vsa svoja pretekla naročila: oddana, potrjena in stornirana. </text:p>
        </text:list-item>
        <text:list-item>
          <text:p text:style-name="P4">Uporaba vmesnika <text:span text:style-name="Source_20_Text">Stranka</text:span> je dovoljena le preko zavarovanega kanala. Odjemalca overite z uporabniškim imenom in geslom, ki naj bosta shranjena v SUPB. </text:p>
        </text:list-item>
      </text:list>
      <text:h text:style-name="Heading_20_3" text:outline-level="3"><text:bookmark text:name="yui_3_17_2_1_1514382041136_117"/>Spletni vmesnik anonimnega odjemalca</text:h>
      <text:p text:style-name="Text_20_body">Vmesnik naj omogoča:</text:p>
      <text:list xml:id="list246437933350274352" text:style-name="L4">
        <text:list-item>
          <text:p text:style-name="P16">Pregledovanje artiklov preko spletnega vmesnika; </text:p>
        </text:list-item>
        <text:list-item>
          <text:p text:style-name="P16">Registracijo preko spletnega vmesnika; </text:p>
        </text:list-item>
        <text:list-item>
          <text:p text:style-name="P5">Uporaba vmesnika anonimnega odjemalca je dovoljena preko javnega in zavarovanega kanala, pri registraciji pa nujno preklopite na zavarovan kanal. V splošnem poskrbite za ustrezno preklapljanje med omenjenima kanaloma. </text:p>
        </text:list-item>
      </text:list>
      <text:h text:style-name="P24" text:outline-level="3">Vmesnik mobilne aplikacije (platforma Android)</text:h>
      <text:p text:style-name="P7">Izdelajte Android aplikacijo, ki bo omogočala preprosto pregledovanje artiklov v vaši trgovini.</text:p>
      <text:list xml:id="list9022963575196995235" text:style-name="L5">
        <text:list-item>
          <text:p text:style-name="P17"><text:span text:style-name="T4">Implementirajte vmesnik spletne storitve, preko katerega bo mobilna aplikacija komunicirala z vašo prodajalno;</text:span> </text:p>
        </text:list-item>
        <text:list-item>
          <text:p text:style-name="P18">Implementirajte funkcionalnost brskanja po artiklih. Implementirajte vsaj dva zaslona: </text:p>
          <text:list>
            <text:list-item>
              <text:p text:style-name="P18">Prvi zaslon naj prikaže seznam vseh artiklov v trgovini; </text:p>
            </text:list-item>
            <text:list-item>
              <text:p text:style-name="P6">Če uporabnik izbere artikel s zgornjega seznama, naj aplikacija prikaže drug zaslon, kjer se izpišejo podrobnosti artikla. </text:p>
            </text:list-item>
          </text:list>
        </text:list-item>
      </text:list>
      <text:h text:style-name="Heading_20_2" text:outline-level="2">Ostale zahteve</text:h>
      <text:p text:style-name="Text_20_body">Vaša rešitev naj zadosti še omenjenim zahtevam:</text:p>
      <text:list xml:id="list5482790273350441165" text:style-name="L6">
        <text:list-item>
          <text:p text:style-name="P20">Vzpostavite lastno certifikatno agencijo in z njo izdelajte strežniško digitalno potrdilo. Digitalno potrdilo namestite v strežnik Apache. </text:p>
        </text:list-item>
        <text:list-item>
          <text:p text:style-name="P20">Osebne certifikate izdelajte ročno z namenskim programom in z uporabo iste certifikatne agencije, kot ste jo uporabili za izdelavo strežniškega certifikata. Uporabite smiselna polja certifikata ter na ustrezen način povežite identiteto uporabnika v bazi z identiteto zapisano v certifikatu. </text:p>
        </text:list-item>
        <text:list-item>
          <text:p text:style-name="P20">Pri realizaciji vseh delov prodajalne skrbno preverjajte vnose s strani odjemalca, pri čemer bodite posebej pozorni na napade injekcije kode SQL ter napade XSS. </text:p>
        </text:list-item>
        <text:list-item>
          <text:p text:style-name="P20">Metode protokola HTTP realizirajte v skladu s priporočili standarda HTTP, kjer uporabite zahtevke z metodo GET za lahke operacije, za zahtevnejše pa zahtevke z metodo POST. </text:p>
        </text:list-item>
        <text:list-item>
          <text:p text:style-name="P20">Poskrbite za ustrezno hrambo gesel. </text:p>
        </text:list-item>
        <text:list-item>
          <text:p text:style-name="P8">Izdelan model podatkovne baze naj bo normaliziran do tretje normalne oblike. Vse denormalizacije morajo biti utemeljene. </text:p>
        </text:list-item>
      </text:list>
      <text:p text:style-name="Text_20_body"><text:soft-page-break/>Uspešna realizacija <text:span text:style-name="Strong_20_Emphasis">vseh</text:span> navedenih zahtev prinese 50% ocene, preostalih 50% pridobite z realizacijo izbranih razširjenih storitev.</text:p>
      <text:h text:style-name="Heading_20_2" text:outline-level="2">Razširjene storitve</text:h>
      <text:p text:style-name="Text_20_body">Z implementacijo razširjenih storitev lahko zvišate oceno. Pri vsaki storitvi je navedeno, kolikšen delež ocene prinaša. Pri tem je pomembno, da lahko za razširjene storitve dobite <text:span text:style-name="Strong_20_Emphasis">največ 50%</text:span>. Slednje pomeni, da v kolikor izgubite točke pri Osnovnih storitvah, jih z razširjenimi storitvami ne morete kompenzirati.</text:p>
      <text:h text:style-name="Heading_20_3" text:outline-level="3">Varnost</text:h>
      <text:list xml:id="list6564203803755137113" text:style-name="L7">
        <text:list-item>
          <text:p text:style-name="P21"><text:span text:style-name="T4">(5%) Vod</text:span><text:span text:style-name="T3">enje dnevnika uporabnikov </text:span><text:span text:style-name="Source_20_Text"><text:span text:style-name="T3">Administrator</text:span></text:span><text:span text:style-name="T3"> in </text:span><text:span text:style-name="Source_20_Text"><text:span text:style-name="T3">Prodajalec</text:span></text:span><text:span text:style-name="T3">. </text:span></text:p>
        </text:list-item>
        <text:list-item>
          <text:p text:style-name="P21">(5%) Registracija strank z uporabo filtriranja CAPTCHA. </text:p>
        </text:list-item>
        <text:list-item>
          <text:p text:style-name="P9"><text:span text:style-name="T4">(5%) R</text:span><text:span text:style-name="T3">egistracija strank z uporabo potrditvenega e-maila. </text:span></text:p>
        </text:list-item>
      </text:list>
      <text:h text:style-name="Heading_20_3" text:outline-level="3">Uporabniški vmesnik</text:h>
      <text:list xml:id="list5813756500779948439" text:style-name="L8">
        <text:list-item>
          <text:p text:style-name="P22">(do 10%) Smiselna organizacija in izvedba uporabniškega vmesnika s pomočjo tehnologij kot so sta CSS in JavaScript. Za polno oceno je nujna tudi uporaba tehnologije AJAX. </text:p>
        </text:list-item>
        <text:list-item>
          <text:p text:style-name="P22">(5%) Implementacija ocenjevanja artiklov prijavljenega uporabnika ter predstavitev njihove povprečne ocene pri njihovem ogledu. </text:p>
        </text:list-item>
        <text:list-item>
          <text:p text:style-name="P22">(5%) Implementacija iskanja po artiklih. Iskalnik naj podpira <text:a xlink:type="simple" xlink:href="https://dev.mysql.com/doc/refman/5.5/en/fulltext-boolean.html" text:style-name="Internet_20_link" text:visited-style-name="Visited_20_Internet_20_Link">binarno iskanje</text:a>, tj. poizvedbe pri katerih lahko s posebnimi operatorji določene iskalne pojme izključimo. </text:p>
        </text:list-item>
        <text:list-item>
          <text:p text:style-name="P10"><text:span text:style-name="T4">(10%) Pr</text:span><text:span text:style-name="T3">edstavitev artiklov s slikami. Slike lahko shranite v SUPB ali na datotečni sistem. Za polno oceno mora implementacija podpirati dodajanje in spreminjanje slik na enak način kot se spreminjajo ostali atributi artiklov ter možnost, da za vsak artikel dodamo več slik. </text:span></text:p>
        </text:list-item>
      </text:list>
      <text:h text:style-name="P24" text:outline-level="3">Napredne funkcije mobilne aplikacije</text:h>
      <text:p text:style-name="Text_20_body"><text:span text:style-name="T5">Mobilno aplikacijo razširite, tako da bo podpirala naslednje funkcije vloge </text:span><text:span text:style-name="Source_20_Text"><text:span text:style-name="T5">Stranka</text:span></text:span><text:span text:style-name="T5">:</text:span></text:p>
      <text:list xml:id="list5479346066374814615" text:style-name="L9">
        <text:list-item>
          <text:p text:style-name="P19">(5%) Prijava in odjava. </text:p>
        </text:list-item>
        <text:list-item>
          <text:p text:style-name="P23"><text:span text:style-name="T4">(5%) Pregled profilnih podatkov (ime, priimek, email, geslo, naslov ipd.) ter možnost njihovega spreminjanja. </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6:06:41.585000263</meta:creation-date>
    <dc:date>2018-01-02T14:33:14.483026168</dc:date>
    <meta:editing-duration>PT53M53S</meta:editing-duration>
    <meta:editing-cycles>9</meta:editing-cycles>
    <meta:generator>LibreOffice/5.1.6.2$Linux_X86_64 LibreOffice_project/10m0$Build-2</meta:generator>
    <meta:document-statistic meta:table-count="0" meta:image-count="0" meta:object-count="0" meta:page-count="3" meta:paragraph-count="62" meta:word-count="798" meta:character-count="5707" meta:non-whitespace-character-count="4970"/>
  </office:meta>
</office:document-meta>
</file>